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c5cae9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svg:stroke-color="#9e9e9e" draw:marker-start-width="0.28cm" draw:marker-end-width="0.28cm" draw:fill="solid" draw:fill-color="#f5f5f5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ffc107" draw:marker-start-width="0.28cm" draw:marker-end-width="0.28cm" draw:fill="solid" draw:fill-color="#ffecb3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9c27b0" draw:marker-start-width="0.28cm" draw:marker-end-width="0.28cm" draw:fill="solid" draw:fill-color="#e1bee7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e91e63" draw:marker-start-width="0.28cm" draw:marker-end-width="0.28cm" draw:fill="solid" draw:fill-color="#f8bbd0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f44336" draw:marker-start-width="0.28cm" draw:marker-end-width="0.28cm" draw:fill="solid" draw:fill-color="#ffcdd2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ff9800" draw:marker-start-width="0.28cm" draw:marker-end-width="0.28cm" draw:fill="solid" draw:fill-color="#ffe0b2" draw:textarea-horizontal-align="justify" draw:textarea-vertical-align="middle" draw:auto-grow-height="false" fo:min-height="0.604cm" fo:min-width="5.3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color="#f44336" draw:textarea-vertical-align="middle"/>
    </style:style>
    <style:style style:name="gr9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2.35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60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1.354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3.354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color="#ffeb3b" draw:textarea-vertical-align="middle"/>
    </style:style>
    <style:style style:name="gr15" style:family="graphic" style:parent-style-name="standard">
      <style:graphic-properties svg:stroke-width="0.05cm" svg:stroke-color="#9e9e9e" draw:marker-start-width="0.28cm" draw:marker-end-width="0.28cm" draw:fill="solid" draw:fill-color="#f5f5f5" draw:textarea-horizontal-align="justify" draw:textarea-vertical-align="middle" draw:auto-grow-height="false" fo:min-height="0.604cm" fo:min-width="4.355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cm" draw:marker-start-width="0.28cm" draw:marker-end-width="0.28cm" draw:fill="solid" draw:fill-color="#c5cae9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cm" svg:stroke-color="#e91e63" draw:marker-start-width="0.28cm" draw:marker-end-width="0.28cm" draw:fill="solid" draw:fill-color="#f8bbd0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f44336" draw:marker-start-width="0.28cm" draw:marker-end-width="0.28cm" draw:fill="solid" draw:fill-color="#ffcdd2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cm" svg:stroke-color="#9e9e9e" draw:marker-start-width="0.28cm" draw:marker-end-width="0.28cm" draw:fill="solid" draw:fill-color="#f5f5f5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color="#9e9e9e" draw:textarea-vertical-align="middle"/>
    </style:style>
    <style:style style:name="gr21" style:family="graphic" style:parent-style-name="standard">
      <style:graphic-properties svg:stroke-color="#ff5722" draw:textarea-vertical-align="middle"/>
    </style:style>
    <style:style style:name="gr22" style:family="graphic" style:parent-style-name="standard">
      <style:graphic-properties svg:stroke-color="#9c27b0" draw:textarea-vertical-align="middle"/>
    </style:style>
    <style:style style:name="gr23" style:family="graphic" style:parent-style-name="standard">
      <style:graphic-properties svg:stroke-color="#ffc107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c5cae9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5f5f5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ecb3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e1bee7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8bbd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cdd2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e0b2"/>
      <style:paragraph-properties fo:text-align="center" style:writing-mode="lr-tb"/>
      <style:text-properties fo:font-size="12pt" fo:font-weight="bold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weight="normal"/>
    </style:style>
    <style:style style:name="P12" style:family="paragraph"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f5f5f5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2pt" fo:language="de" fo:country="DE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de" fo:country="A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27cm" svg:y="8.4cm">
          <text:p text:style-name="P1"><text:span text:style-name="T1">beliebiges</text:span><text:span text:style-name="T2"> 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13cm" svg:y="8.4cm">
          <text:p text:style-name="P1"><text:span text:style-name="T2">Linux <text:s/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1cm" svg:x="13cm" svg:y="10.6cm">
          <text:p text:style-name="P1"><text:span text:style-name="T2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cm" svg:height="1cm" svg:x="27cm" svg:y="10.6cm">
          <text:p text:style-name="P1"><text:span text:style-name="T2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6cm" svg:height="1cm" svg:x="27cm" svg:y="5.4cm">
          <text:p text:style-name="P1"><text:span text:style-name="T3">beliebiger</text:span><text:span text:style-name="T2"> Webbrow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1cm" svg:x="13cm" svg:y="4cm">
          <text:p text:style-name="P1"><text:span text:style-name="T2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cm" svg:height="1cm" svg:x="13cm" svg:y="7cm">
          <text:p text:style-name="P1"><text:span text:style-name="T2">Cowboy Applikations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6cm" svg:height="1cm" svg:x="13cm" svg:y="5.5cm">
          <text:p text:style-name="P1"><text:span text:style-name="T2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3" draw:id="id3" draw:layer="layout" svg:width="6cm" svg:height="1cm" svg:x="20cm" svg:y="5.4cm">
          <text:p text:style-name="P1"><text:span text:style-name="T2">Graph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9" draw:layer="layout" svg:x1="16cm" svg:y1="5cm" svg:x2="16cm" svg:y2="5.5cm" draw:start-shape="id1" draw:start-glue-point="2" draw:end-shape="id2" draw:end-glue-point="0" svg:d="M16000 5000v500" svg:viewBox="0 0 1 501">
          <text:p/>
        </draw:connector>
        <draw:custom-shape draw:style-name="gr9" draw:text-style-name="P10" draw:layer="layout" svg:width="3cm" svg:height="1cm" svg:x="25cm" svg:y="1cm">
          <text:p text:style-name="P1"><text:span text:style-name="T2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3cm" svg:height="1cm" svg:x="12cm" svg:y="1cm">
          <text:p text:style-name="P1"><text:span text:style-name="T2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249cm" svg:height="1cm" svg:x="16cm" svg:y="1cm">
          <text:p text:style-name="P1"><text:span text:style-name="T2">Automatische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cm" svg:height="1cm" svg:x="22cm" svg:y="1cm">
          <text:p text:style-name="P1"><text:span text:style-name="T2">T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4cm" svg:height="1cm" svg:x="7cm" svg:y="1cm">
          <text:p text:style-name="P1"><text:span text:style-name="T2">Dok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5cm" svg:height="1cm" svg:x="1cm" svg:y="1cm">
          <text:p text:style-name="P1"><text:span text:style-name="T2">Quelloffener 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6cm" svg:height="1cm" svg:x="20cm" svg:y="4cm">
          <text:p text:style-name="P1"><text:span text:style-name="T2">Ti</text:span><text:span text:style-name="T2">m</text:span><text:span text:style-name="T2">es</text:span><text:span text:style-name="T2">ca</text:span><text:span text:style-name="T2">le </text:span><text:span text:style-name="T2">D</text:span><text:span text:style-name="T2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9" draw:layer="layout" svg:x1="26cm" svg:y1="5.9cm" svg:x2="27cm" svg:y2="5.9cm" draw:start-shape="id3" draw:start-glue-point="1" draw:end-shape="id4" draw:end-glue-point="3" svg:d="M26000 5900h1000" svg:viewBox="0 0 1001 1">
          <text:p/>
        </draw:connector>
        <draw:custom-shape draw:style-name="gr15" draw:text-style-name="P3" xml:id="id9" draw:id="id9" draw:layer="layout" svg:width="5.001cm" svg:height="1cm" svg:x="7cm" svg:y="10.601cm">
          <text:p text:style-name="P1"><text:span text:style-name="T2">Ra</text:span><text:span text:style-name="T2">sp</text:span><text:span text:style-name="T2">be</text:span><text:span text:style-name="T2">rr</text:span><text:span text:style-name="T2">y </text:span><text:span text:style-name="T2">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5cm" svg:height="1cm" svg:x="7cm" svg:y="8.4cm">
          <text:p text:style-name="P1"><text:span text:style-name="T2">N</text:span><text:span text:style-name="T2">e</text:span><text:span text:style-name="T2">r</text:span><text:span text:style-name="T2">v</text:span><text:span text:style-name="T2">e</text:span><text:span text:style-name="T2">s</text:span><text:span text:style-name="T2"> </text:span><text:span text:style-name="T2">L</text:span><text:span text:style-name="T2">i</text:span><text:span text:style-name="T2">n</text:span><text:span text:style-name="T2">u</text:span><text:span text:style-name="T2">x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draw:layer="layout" svg:width="5cm" svg:height="1cm" svg:x="7cm" svg:y="7cm">
          <text:p text:style-name="P1"><text:span text:style-name="T2">Nerves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7" draw:id="id7" draw:layer="layout" svg:width="5cm" svg:height="1cm" svg:x="7cm" svg:y="5.5cm">
          <text:p text:style-name="P1"><text:span text:style-name="T2">Nerves </text:span><text:span text:style-name="T2">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6" draw:id="id6" draw:layer="layout" svg:width="5.001cm" svg:height="1cm" svg:x="0.999cm" svg:y="9.2cm">
          <text:p text:style-name="P1"><text:span text:style-name="T2">SparkFun Qwiik pH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xml:id="id5" draw:id="id5" draw:layer="layout" svg:width="5cm" svg:height="1cm" svg:x="1cm" svg:y="7.6cm">
          <text:p text:style-name="P1"><text:span text:style-name="T2">Qwiik Sensor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9" draw:layer="layout" svg:x1="3.5cm" svg:y1="8.6cm" svg:x2="3.499cm" svg:y2="9.2cm" draw:start-shape="id5" draw:start-glue-point="2" draw:end-shape="id6" draw:end-glue-point="0" svg:d="M3500 8600v301h-1v299" svg:viewBox="0 0 2 601">
          <text:p/>
        </draw:connector>
        <draw:connector draw:style-name="gr21" draw:text-style-name="P9" draw:layer="layout" svg:x1="12cm" svg:y1="6cm" svg:x2="13cm" svg:y2="6cm" draw:start-shape="id7" draw:start-glue-point="1" draw:end-shape="id2" draw:end-glue-point="3" svg:d="M12000 6000h1000" svg:viewBox="0 0 1001 1">
          <text:p/>
        </draw:connector>
        <draw:connector draw:style-name="gr22" draw:text-style-name="P11" draw:layer="layout" svg:x1="19cm" svg:y1="4.5cm" svg:x2="20cm" svg:y2="4.5cm" draw:start-shape="id1" draw:start-glue-point="1" draw:end-shape="id8" draw:end-glue-point="3" svg:d="M19000 4500h1000" svg:viewBox="0 0 1001 1">
          <text:p/>
        </draw:connector>
        <draw:connector draw:style-name="gr23" draw:text-style-name="P11" draw:layer="layout" svg:x1="23cm" svg:y1="5cm" svg:x2="23cm" svg:y2="5.4cm" draw:start-shape="id8" draw:start-glue-point="2" draw:end-shape="id3" draw:end-glue-point="0" svg:d="M23000 5000v400" svg:viewBox="0 0 1 401">
          <text:p/>
        </draw:connector>
        <draw:custom-shape draw:style-name="gr15" draw:text-style-name="P3" xml:id="id10" draw:id="id10" draw:layer="layout" svg:width="5.001cm" svg:height="1cm" svg:x="0.999cm" svg:y="10.6cm">
          <text:p text:style-name="P1"><text:span text:style-name="T2">Alternative H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1" draw:layer="layout" svg:x1="9.5cm" svg:y1="10.601cm" svg:x2="6cm" svg:y2="9.7cm" draw:start-shape="id9" draw:start-glue-point="0" draw:end-shape="id6" draw:end-glue-point="1" svg:d="M9500 10601v-901h-3500" svg:viewBox="0 0 3501 902">
          <text:p/>
        </draw:connector>
        <draw:custom-shape draw:style-name="gr15" draw:text-style-name="P13" xml:id="id11" draw:id="id11" draw:layer="layout" svg:width="5.001cm" svg:height="1cm" svg:x="0.999cm" svg:y="12.001cm">
          <text:p text:style-name="P12"><text:span text:style-name="T4">Se</text:span><text:span text:style-name="T4">ns</text:span><text:span text:style-name="T4">or</text:span><text:span text:style-name="T4">en </text:span><text:span text:style-name="T4">am </text:span><text:span text:style-name="T4">Gp</text:span><text:span text:style-name="T4">io </text:span><text:span text:style-name="T4">Co</text:span><text:span text:style-name="T4">nn</text:span><text:span text:style-name="T4">ect</text:span><text:span text:style-name="T4">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1" draw:layer="layout" svg:x1="6cm" svg:y1="11.1cm" svg:x2="7cm" svg:y2="11.101cm" draw:start-shape="id10" draw:start-glue-point="1" draw:end-shape="id9" draw:end-glue-point="3" svg:d="M6000 11100h500v1h500" svg:viewBox="0 0 1001 2">
          <text:p/>
        </draw:connector>
        <draw:connector draw:style-name="gr20" draw:text-style-name="P11" draw:layer="layout" svg:x1="6cm" svg:y1="12.501cm" svg:x2="9.5cm" svg:y2="11.601cm" draw:start-shape="id11" draw:start-glue-point="1" draw:end-shape="id9" draw:end-glue-point="2" svg:d="M6000 12501h3500v-900" svg:viewBox="0 0 3501 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f51b5" draw:marker-start-width="0.2cm" draw:marker-start-center="false" draw:marker-end-width="0.2cm" draw:marker-end-center="false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3-28T15:12:31.387768876</dc:date>
    <meta:editing-duration>PT51M8S</meta:editing-duration>
    <meta:editing-cycles>10</meta:editing-cycles>
    <meta:generator>LibreOffice/7.3.1.3$Linux_X86_64 LibreOffice_project/30$Build-3</meta:generator>
    <meta:document-statistic meta:object-count="33"/>
  </office:meta>
</office:document-meta>
</file>